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666666" draw:fill-color="#dddddd" draw:textarea-horizontal-align="justify" draw:textarea-vertical-align="middle" draw:auto-grow-height="false" fo:min-height="3.004cm" fo:min-width="3.46cm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4.35cm" fo:min-width="6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1.758cm" fo:min-width="2.4cm"/>
    </style:style>
    <style:style style:name="gr6" style:family="graphic" style:parent-style-name="standard">
      <style:graphic-properties draw:fill="none" draw:textarea-vertical-align="middle" draw:auto-grow-height="false" fo:min-height="9.41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10" style:family="graphic" style:parent-style-name="standard">
      <style:graphic-properties draw:fill="none" draw:textarea-vertical-align="middle" draw:auto-grow-height="false" fo:min-height="6.006cm" fo:min-width="0cm"/>
    </style:style>
    <style:style style:name="gr11" style:family="graphic" style:parent-style-name="standard">
      <style:graphic-properties draw:fill="none" draw:textarea-vertical-align="middle" draw:auto-grow-height="false" fo:min-height="15.865cm" fo:min-width="0cm"/>
    </style:style>
    <style:style style:name="gr1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color="#000000" draw:marker-end="Arrow" draw:marker-end-width="0.3cm" svg:stroke-opacity="100%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6" style:family="graphic" style:parent-style-name="standard">
      <style:graphic-properties draw:fill="none" draw:textarea-vertical-align="middle" draw:auto-grow-height="false" fo:min-height="9.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2.344cm" fo:min-width="3.39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2.158cm" fo:min-width="3.76cm" fo:wrap-option="no-wrap"/>
    </style:style>
    <style:style style:name="gr20" style:family="graphic" style:parent-style-name="standard">
      <style:graphic-properties draw:textarea-horizontal-align="justify" draw:textarea-vertical-align="middle" draw:auto-grow-height="false" fo:min-height="1.974cm" fo:min-width="3.39cm" fo:wrap-option="no-wrap"/>
    </style:style>
    <style:style style:name="gr21" style:family="graphic" style:parent-style-name="standard">
      <style:graphic-properties svg:stroke-color="#666666" draw:fill-color="#dddddd" draw:textarea-horizontal-align="justify" draw:textarea-vertical-align="middle" draw:auto-grow-height="false" fo:min-height="2.014cm" fo:min-width="3.74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textarea-vertical-align="middle" draw:auto-grow-height="false" fo:min-height="0.402cm" fo:min-width="2.127cm"/>
    </style:style>
    <style:style style:name="gr24" style:family="graphic" style:parent-style-name="Täitmata_20_ja_20_ilma_20_jooneta_20_objekt">
      <style:graphic-properties draw:textarea-vertical-align="middle" draw:ole-draw-aspect="1" style:protect="siz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Vaikimisi-subtitle">
      <style:graphic-properties draw:fill-color="#ffffff" fo:min-height="16.255cm"/>
    </style:style>
    <style:style style:name="pr2" style:family="presentation" style:parent-style-name="Vaikimisi-notes">
      <style:graphic-properties draw:fill-color="#ffffff" fo:min-height="13.364cm"/>
    </style:style>
    <style:style style:name="pr3" style:family="presentation" style:parent-style-name="Vaikimisi-title">
      <style:graphic-properties fo:min-height="3.506cm"/>
    </style:style>
    <style:style style:name="pr4" style:family="presentation" style:parent-style-name="Vaikimisi-outline1">
      <style:graphic-properties fo:min-height="11.929cm"/>
    </style:style>
    <style:style style:name="pr5" style:family="presentation" style:parent-style-name="Vaikimisi-title">
      <style:graphic-properties draw:auto-grow-height="true" fo:min-height="3.506cm"/>
    </style:style>
    <style:style style:name="co1" style:family="table-column">
      <style:table-column-properties style:column-width="3.897cm" style:use-optimal-column-width="false"/>
    </style:style>
    <style:style style:name="co2" style:family="table-column">
      <style:table-column-properties style:column-width="3.896cm" style:use-optimal-column-width="false"/>
    </style:style>
    <style:style style:name="co3" style:family="table-column">
      <style:table-column-properties style:column-width="3.898cm" style:use-optimal-column-width="false"/>
    </style:style>
    <style:style style:name="co4" style:family="table-column">
      <style:table-column-properties style:column-width="3.899cm" style:use-optimal-column-width="false"/>
    </style:style>
    <style:style style:name="ro1" style:family="table-row">
      <style:table-row-properties style:row-height="1.262cm"/>
    </style:style>
    <style:style style:name="ro2" style:family="table-row">
      <style:table-row-properties style:row-height="1.264cm"/>
    </style:style>
    <style:style style:name="ro3" style:family="table-row">
      <style:table-row-properties style:row-height="1.266cm"/>
    </style:style>
    <style:style style:name="ce1" style:family="table-cell">
      <loext:graphic-properties draw:fill-color="#ffffff" draw:textarea-vertical-align="middle"/>
      <style:paragraph-properties fo:text-align="start" fo:border-left="0.03pt solid #000000" fo:border-right="0.03pt solid #000000" fo:border-top="0.03pt solid #000000" fo:border-bottom="0.57pt solid #666666"/>
      <style:text-properties fo:font-style="normal" style:font-style-asian="normal" style:font-style-complex="normal"/>
    </style:style>
    <style:style style:name="ce2" style:family="table-cell">
      <loext:graphic-properties draw:fill-color="#ffffff" draw:textarea-vertical-align="middle"/>
      <style:paragraph-properties fo:text-align="start" fo:border-left="0.03pt solid #000000" fo:border-right="0.03pt solid #000000" fo:border-top="0.03pt solid #000000" fo:border-bottom="0.57pt solid #666666"/>
    </style:style>
    <style:style style:name="ce3" style:family="table-cell">
      <loext:graphic-properties draw:fill-color="#ffffff" draw:textarea-vertical-align="middle"/>
      <style:paragraph-properties fo:border-left="0.03pt solid #000000" fo:border-right="0.03pt solid #000000" fo:border-top="0.03pt solid #000000" fo:border-bottom="0.57pt solid #666666"/>
      <style:text-properties fo:letter-spacing="0.06cm" fo:font-style="italic" style:font-style-asian="italic" style:font-style-complex="italic"/>
    </style:style>
    <style:style style:name="ce4" style:family="table-cell">
      <loext:graphic-properties draw:fill-color="#ffffff" draw:textarea-vertical-align="middle"/>
      <style:paragraph-properties fo:border-left="0.03pt solid #000000" fo:border-right="0.03pt solid #000000" fo:border-top="0.03pt solid #000000" fo:border-bottom="0.57pt solid #666666"/>
    </style:style>
    <style:style style:name="ce5" style:family="table-cell">
      <loext:graphic-properties draw:textarea-vertical-align="middle"/>
      <style:paragraph-properties fo:border-left="0.03pt solid #000000" fo:border-right="0.03pt solid #000000" fo:border-top="0.57pt solid #666666" fo:border-bottom="0.03pt solid #000000"/>
      <style:text-properties fo:letter-spacing="0.06cm" fo:font-style="italic" style:font-style-asian="italic" style:font-style-complex="italic"/>
    </style:style>
    <style:style style:name="ce6" style:family="table-cell">
      <loext:graphic-properties draw:textarea-vertical-align="middle"/>
      <style:paragraph-properties fo:border-left="0.03pt solid #000000" fo:border-right="0.03pt solid #000000" fo:border-top="0.57pt solid #666666" fo:border-bottom="0.03pt solid #000000"/>
    </style:style>
    <style:style style:name="ce7" style:family="table-cell">
      <loext:graphic-properties draw:fill-color="#ffffff" draw:textarea-vertical-align="middle"/>
      <style:paragraph-properties fo:text-align="start" fo:border-left="0.03pt solid #000000" fo:border-right="0.03pt solid #000000" fo:border-top="0.03pt solid #000000" fo:border-bottom="0.57pt solid #666666"/>
      <style:text-properties fo:font-size="18pt" fo:font-style="normal" style:font-style-asian="normal" style:font-style-complex="normal"/>
    </style:style>
    <style:style style:name="ce8" style:family="table-cell">
      <loext:graphic-properties draw:fill-color="#ffffff" draw:textarea-vertical-align="middle"/>
      <style:paragraph-properties fo:border-left="0.03pt solid #000000" fo:border-right="0.03pt solid #000000" fo:border-top="0.03pt solid #000000" fo:border-bottom="0.57pt solid #666666"/>
      <style:text-properties fo:font-size="18pt" fo:letter-spacing="0.06cm" fo:font-style="italic" style:font-style-asian="italic" style:font-style-complex="italic"/>
    </style:style>
    <style:style style:name="ce9" style:family="table-cell">
      <loext:graphic-properties draw:textarea-vertical-align="middle"/>
      <style:paragraph-properties fo:border-left="0.03pt solid #000000" fo:border-right="0.03pt solid #000000" fo:border-top="0.57pt solid #666666" fo:border-bottom="0.03pt solid #000000"/>
      <style:text-properties fo:font-size="18pt" fo:letter-spacing="0.06cm" fo:font-style="italic" style:font-style-asian="italic" style:font-style-complex="italic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dddddd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1.245cm" fo:margin-right="0cm" fo:text-indent="0cm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-color="#dddddd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  <style:text-properties fo:color="#808080" fo:font-size="18pt"/>
    </style:style>
    <style:style style:name="P14" style:family="paragraph">
      <loext:graphic-properties draw:fill-color="#dddddd"/>
      <style:paragraph-properties fo:text-align="center"/>
      <style:text-properties fo:color="#808080" fo:font-size="18pt"/>
    </style:style>
    <style:style style:name="P15" style:family="paragraph">
      <loext:graphic-properties draw:fill="none"/>
      <style:paragraph-properties fo:text-align="center"/>
      <style:text-properties fo:color="#808080" fo:font-size="18pt"/>
    </style:style>
    <style:style style:name="P16" style:family="paragraph">
      <style:paragraph-properties fo:text-align="center"/>
      <style:text-properties fo:color="#000000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style:paragraph-properties fo:text-align="center"/>
      <style:text-properties fo:color="#990000"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fo:color="#990000" fo:font-style="italic" style:font-style-asian="italic" style:font-style-complex="italic"/>
    </style:style>
    <style:style style:name="P23" style:family="paragraph">
      <style:paragraph-properties fo:line-height="0.5cm"/>
    </style:style>
    <style:style style:name="P24" style:family="paragraph">
      <style:paragraph-properties fo:text-align="start"/>
      <style:text-properties fo:font-size="18pt" fo:font-style="normal" style:font-style-asian="normal" style:font-style-complex="normal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text-properties fo:font-size="18pt" fo:letter-spacing="0.06cm" fo:font-style="italic" style:font-style-asian="italic" style:font-style-complex="italic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text-properties fo:letter-spacing="0.0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808080" fo:font-size="40pt" style:font-size-asian="40pt" style:font-size-complex="4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8080"/>
    </style:style>
    <style:style style:name="T12" style:family="text">
      <style:text-properties fo:color="#0000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color="#990000" fo:font-size="40pt" fo:font-style="italic" style:font-size-asian="40pt" style:font-style-asian="italic" style:font-size-complex="40pt" style:font-style-complex="italic"/>
    </style:style>
    <style:style style:name="T18" style:family="text">
      <style:text-properties fo:letter-spacing="0.06cm"/>
    </style:style>
    <style:style style:name="T19" style:family="text">
      <style:text-properties fo:letter-spacing="0.06cm" style:text-underline-style="solid" style:text-underline-width="auto" style:text-underline-color="font-color"/>
    </style:style>
    <style:style style:name="T20" style:family="text">
      <style:text-properties fo:letter-spacing="0.06cm" style:text-underline-style="none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style:style style:name="T25" style:family="text">
      <style:text-properties fo:letter-spacing="0.06cm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ikimisi" presentation:presentation-page-layout-name="AL1T32">
        <office:forms form:automatic-focus="false" form:apply-design-mode="false"/>
        <draw:frame presentation:style-name="pr1" draw:text-style-name="P1" draw:layer="layout" svg:width="25.199cm" svg:height="19.342cm" svg:x="1.4cm" svg:y="0.893cm" presentation:class="subtitle" presentation:user-transformed="true">
          <draw:text-box>
            <text:p><text:span text:style-name="T1">TARTU ÜLIKOOL</text:span></text:p>
            <text:p><text:span text:style-name="T1">HUMANITAARTEADUSTE JA KUNSTIDE VALDKOND</text:span></text:p>
            <text:p><text:span text:style-name="T1">EESTI JA ÜLDKEELETEADUSE INSTITUUT</text:span></text:p>
            <text:p><text:span text:style-name="T1">EESTI KEELE OSAKOND</text:span></text:p>
            <text:p/>
            <text:p>Ekstraktmorfoloogia meetodiga</text:p>
            <text:p>tuletatud keeletehnoloogia</text:p>
            <text:p>vadja noomeni vormisõnastiku näitel</text:p>
            <text:p/>
            <text:p/>
            <text:p><text:span text:style-name="T2">Magistritöö kaitsmine</text:span></text:p>
            <text:p><text:span text:style-name="T2">2019.06.18</text:span></text:p>
            <text:p/>
            <text:p/>
            <text:p><text:span text:style-name="T3">Kristian Kankainen</text:span></text:p>
            <text:p/>
            <text:p/>
            <text:p><text:span text:style-name="T2">Juhendajad dotsent Heinike Heinsoo ja PhD Külli Prillop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ikimi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stritöö eesmärk</text:p>
          </draw:text-box>
        </draw:frame>
        <draw:frame presentation:style-name="pr4" draw:layer="layout" svg:width="25.199cm" svg:height="12.179cm" svg:x="1.4cm" svg:y="4.914cm" presentation:class="outline">
          <draw:text-box>
            <text:p>Luua noomenitega vormisõnastik, mis on:</text:p>
            <text:list text:style-name="L3">
              <text:list-item>
                <text:p>keeleõppes kasutatav</text:p>
              </text:list-item>
              <text:list-item>
                <text:p>automaatselt teisendatav keeletehnoloogiaks</text:p>
              </text:list-item>
              <text:list-item>
                <text:p>täiendatav ilma programmeerimisoskust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ikimi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stritöö eesmärk</text:p>
          </draw:text-box>
        </draw:frame>
        <draw:frame presentation:style-name="pr4" draw:layer="layout" svg:width="25.199cm" svg:height="12.179cm" svg:x="1.4cm" svg:y="4.914cm" presentation:class="outline">
          <draw:text-box>
            <text:p>Luua noomenitega vormisõnastik, mis on:</text:p>
            <text:list text:style-name="L4">
              <text:list-item>
                <text:p>keeleõppes kasutatav</text:p>
              </text:list-item>
            </text:list>
            <text:list text:style-name="L3">
              <text:list-item>
                <text:p>automaatselt teisendatav keeletehnoloogiaks</text:p>
              </text:list-item>
              <text:list-item>
                <text:p>täiendatav ilma programmeerimisoskust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ikimi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stritöö eesmärk</text:p>
          </draw:text-box>
        </draw:frame>
        <draw:frame presentation:style-name="pr4" draw:layer="layout" svg:width="25.199cm" svg:height="12.179cm" svg:x="1.4cm" svg:y="4.914cm" presentation:class="outline">
          <draw:text-box>
            <text:p>Luua noomenitega vormisõnastik, mis on:</text:p>
            <text:list text:style-name="L4">
              <text:list-item>
                <text:p>keeleõppes kasutatav</text:p>
              </text:list-item>
              <text:list-item>
                <text:p>automaatselt teisendatav keeletehnoloogiaks</text:p>
              </text:list-item>
            </text:list>
            <text:list text:style-name="L3">
              <text:list-item>
                <text:p>täiendatav ilma programmeerimisoskust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ikimi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stritöö eesmärk</text:p>
          </draw:text-box>
        </draw:frame>
        <draw:frame presentation:style-name="pr4" draw:layer="layout" svg:width="25.199cm" svg:height="12.179cm" svg:x="1.4cm" svg:y="4.914cm" presentation:class="outline">
          <draw:text-box>
            <text:p>Luua noomenitega vormisõnastik, mis on:</text:p>
            <text:list text:style-name="L4">
              <text:list-item>
                <text:p>keeleõppes kasutatav</text:p>
              </text:list-item>
              <text:list-item>
                <text:p>automaatselt teisendatav keeletehnoloogiaks</text:p>
              </text:list-item>
              <text:list-item>
                <text:p>täiendatav ilma programmeerimisoskust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2" draw:id="id2" draw:layer="layout" svg:width="5.6cm" svg:height="4.6cm" svg:x="0.4cm" svg:y="6.9cm">
          <text:p text:style-name="P2"><text:span text:style-name="T4">Morfoloo</text:span><text:span text:style-name="T4">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</text:span><text:span text:style-name="T6">ell</text:span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1" draw:start-glue-point="0" draw:end-shape="id2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4" draw:id="id4" draw:layer="layout" svg:width="5.6cm" svg:height="4.6cm" svg:x="0.4cm" svg:y="6.9cm">
          <text:p text:style-name="P2"><text:span text:style-name="T4">Morfoloogia</text:span><text:span text:style-name="T4">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3" draw:start-glue-point="0" draw:end-shape="id4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6" draw:text-style-name="P6" draw:layer="layout" svg:width="0.8cm" svg:height="10.2cm" draw:transform="rotate (-1.5707963267949) translate (10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14.9cm" svg:height="6.65cm" svg:x="0.7cm" svg:y="13.6cm">
          <draw:text-box>
            <text:p>Morfoloogialabor on kasutajaliides</text:p>
            <text:list text:style-name="L5">
              <text:list-item>
                <text:p>Språkbanken’i arendatud rakendus (Karp)</text:p>
              </text:list-item>
              <text:list-item>
                <text:p>rakendab ekstraktmorfoloogiat</text:p>
              </text:list-item>
              <text:list-item>
                <text:p text:style-name="P8">sõna lisamine vormisõnastikku:</text:p>
              </text:list-item>
            </text:list>
            <text:list text:style-name="L6">
              <text:list-item>
                <text:p text:style-name="P8">sisesta sõnavorm</text:p>
              </text:list-item>
              <text:list-item>
                <text:p text:style-name="P8">vali õige tüüpsõna (sünteesib muutvormid)</text:p>
              </text:list-item>
              <text:list-item>
                <text:p text:style-name="P8">tüüpsõna puudumisel sisesta kõik muutvorm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6" draw:id="id6" draw:layer="layout" svg:width="5.6cm" svg:height="4.6cm" svg:x="0.4cm" svg:y="6.9cm">
          <text:p text:style-name="P2"><text:span text:style-name="T4">Morfoloo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5" draw:start-glue-point="0" draw:end-shape="id6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6" draw:text-style-name="P6" draw:layer="layout" svg:width="0.8cm" svg:height="10.2cm" draw:transform="rotate (-1.5707963267949) translate (10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14.9cm" svg:height="6.65cm" svg:x="0.7cm" svg:y="13.6cm">
          <draw:text-box>
            <text:p>Morfoloogialabor on kasutajaliides</text:p>
            <text:list text:style-name="L5">
              <text:list-item>
                <text:p>Språkbanken’i arendatud rakendus (Karp)</text:p>
              </text:list-item>
              <text:list-item>
                <text:p>rakendab ekstraktmorfoloogiat</text:p>
              </text:list-item>
              <text:list-item>
                <text:p text:style-name="P8">sõna lisamine vormisõnastikku:</text:p>
              </text:list-item>
            </text:list>
            <text:list text:style-name="L7">
              <text:list-item>
                <text:p text:style-name="P8">sisesta sõnavorm</text:p>
              </text:list-item>
              <text:list-item>
                <text:p text:style-name="P8">vali õige tüüpsõna (sünteesib muutvormid)</text:p>
              </text:list-item>
              <text:list-item>
                <text:p text:style-name="P8">tüüpsõna puudumisel sisesta kõik muutvormid</text:p>
              </text:list-item>
            </text:list>
          </draw:text-box>
        </draw:frame>
        <draw:frame draw:style-name="gr8" draw:text-style-name="P9" draw:layer="layout" svg:width="9.234cm" svg:height="2.384cm" svg:x="17.1cm" svg:y="13.6cm">
          <draw:text-box>
            <text:p>Ekstraktmorfoloogia meetod</text:p>
            <text:list text:style-name="L5">
              <text:list-item>
                <text:p>eraldab muutvormide tabelist<text:line-break/>tüüpsõnamal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8" draw:id="id8" draw:layer="layout" svg:width="5.6cm" svg:height="4.6cm" svg:x="0.4cm" svg:y="6.9cm">
          <text:p text:style-name="P2"><text:span text:style-name="T4">Morfoloo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7" draw:start-glue-point="0" draw:end-shape="id8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frame draw:style-name="gr9" draw:text-style-name="P9" draw:layer="layout" svg:width="17.5cm" svg:height="7.361cm" svg:x="9.9cm" svg:y="13.6cm">
          <draw:text-box>
            <text:list text:style-name="L5">
              <text:list-item>
                <text:p>kokku 881 noomenit</text:p>
              </text:list-item>
              <text:list-item>
                <text:p text:style-name="P10">½ Heinsoo Sõnakopittõja sõnastik, ½ Tsvetkov</text:p>
              </text:list-item>
              <text:list-item>
                <text:p text:style-name="P10">24 käänet, levinud õppematerjalide järgi</text:p>
              </text:list-item>
              <text:list-item>
                <text:p text:style-name="P10">6 põhikäänet Tsvetkovi sõnaraamatust</text:p>
              </text:list-item>
              <text:list-item>
                <text:p text:style-name="P10">Tsvetkovi Jõgõperä murre on Vaipoolistatud</text:p>
              </text:list-item>
              <text:list-item>
                <text:p>kokku 231 tüüpsõna(malli)</text:p>
              </text:list-item>
              <text:list-item>
                <text:p>kodeerib kõik informatsiooni rahvusvahelisesse standardi Lexical Markup Framework (ISO 24613:2007)</text:p>
              </text:list-item>
            </text:list>
          </draw:text-box>
        </draw:frame>
        <draw:custom-shape draw:style-name="gr10" draw:text-style-name="P6" draw:layer="layout" svg:width="0.8cm" svg:height="6.6cm" draw:transform="rotate (-1.5707963267949) translate (17.4cm 12.4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10" draw:id="id10" draw:layer="layout" svg:width="5.6cm" svg:height="4.6cm" svg:x="0.4cm" svg:y="6.9cm">
          <text:p text:style-name="P2"><text:span text:style-name="T4">Morfoloogia</text:span><text:span text:style-name="T4">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9" draw:start-glue-point="0" draw:end-shape="id10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11" draw:text-style-name="P6" draw:layer="layout" svg:width="0.8cm" svg:height="17.001cm" draw:transform="rotate (-1.5707963267949) translate (17.4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15.901cm" svg:height="6.65cm" svg:x="0.699cm" svg:y="13.6cm">
          <draw:text-box>
            <text:p>Ühtlustamise protsess:</text:p>
            <text:list text:style-name="L5">
              <text:list-item>
                <text:p>jagada tüüpsõnad Ariste käändkondade järgi</text:p>
              </text:list-item>
              <text:list-item>
                <text:p>sarnaste tüüpsõnade seast valida üks</text:p>
              </text:list-item>
              <text:list-item>
                <text:p>muuta teised lekseemid valitud tüüpsõna järgi</text:p>
              </text:list-item>
              <text:list-item>
                <text:p>korrata</text:p>
              </text:list-item>
            </text:list>
            <text:p/>
            <text:p>Alguses oli üle 500 tüüpsõna, lõpuks 231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12" xml:id="id12" draw:id="id12" draw:layer="layout" svg:width="5.6cm" svg:height="4.6cm" svg:x="0.4cm" svg:y="6.9cm">
          <text:p text:style-name="P11"><text:span text:style-name="T7">Kasutaja-</text:span><text:span text:style-name="T7"><text:line-break/></text:span><text:span text:style-name="T7">lii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1" draw:id="id11" draw:layer="layout" svg:width="6.6cm" svg:height="4.6cm" svg:x="10.9cm" svg:y="7cm">
          <text:p text:style-name="P13"><text:span text:style-name="T8">Vormi-</text:span></text:p>
          <text:p text:style-name="P13"><text:span text:style-name="T8">sõnastik</text:span></text:p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6cm" svg:y1="9.2cm" svg:x2="10.9cm" svg:y2="9.2cm">
          <text:p/>
        </draw:line>
        <draw:custom-shape draw:style-name="gr5" draw:text-style-name="P12" draw:layer="layout" svg:width="4.1cm" svg:height="2.838cm" svg:x="23.2cm" svg:y="5.162cm">
          <text:p text:style-name="P11"><text:span text:style-name="T9">Programm-</text:span></text:p>
          <text:p text:style-name="P11"><text:span text:style-name="T9">K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4.1cm" svg:height="2.838cm" svg:x="23.2cm" svg:y="8.562cm">
          <text:p text:style-name="P11"><text:span text:style-name="T10">Keele-</text:span></text:p>
          <text:p text:style-name="P11"><text:span text:style-name="T10">tehnoloog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layout" svg:x1="17.5cm" svg:y1="9cm" svg:x2="23.2cm" svg:y2="6.8cm">
          <text:p text:style-name="P13"><text:span text:style-name="T11">Koodi-</text:span></text:p>
          <text:p text:style-name="P13"><text:span text:style-name="T11">generaator</text:span></text:p>
        </draw:line>
        <draw:line draw:style-name="gr12" draw:text-style-name="P15" draw:layer="layout" svg:x1="17.5cm" svg:y1="9cm" svg:x2="23.5cm" svg:y2="9.6cm">
          <text:p text:style-name="P13"><text:span text:style-name="T11">Koodi-</text:span></text:p>
          <text:p text:style-name="P13"><text:span text:style-name="T11">generaator</text:span></text:p>
        </draw:line>
        <draw:connector draw:style-name="gr13" draw:text-style-name="P17" draw:layer="layout" draw:type="curve" draw:line-skew="-0.924cm" svg:x1="14.2cm" svg:y1="7cm" svg:x2="3.2cm" svg:y2="6.9cm" draw:start-shape="id11" draw:start-glue-point="0" draw:end-shape="id12" draw:end-glue-point="4" svg:d="M14200 7000c0-2287-11000-2237-11000-100" svg:viewBox="0 0 11001 1710">
          <text:p text:style-name="P16"><text:span text:style-name="T12">Tüüpsõnade ühtlustamine</text:span></text:p>
          <text:p text:style-name="P16"><text:span text:style-name="T12">käändkondade kaupa</text:span></text:p>
          <text:p text:style-name="P16"><text:span text:style-name="T12"/></text:p>
          <text:p text:style-name="P16"><text:span text:style-name="T12"/></text:p>
          <text:p text:style-name="P16"><text:span text:style-name="T12"/></text:p>
          <text:p text:style-name="P16"><text:span text:style-name="T12"/></text:p>
          <text:p text:style-name="P16"><text:span text:style-name="T12"/></text:p>
        </draw:connector>
        <draw:frame draw:style-name="gr14" draw:text-style-name="P19" draw:layer="layout" svg:width="17.6cm" svg:height="2.139cm" svg:x="5cm" svg:y="16.7cm">
          <draw:text-box>
            <text:p text:style-name="P18"><text:span text:style-name="T4">Muuda sõnavormi – muudad programmkood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12" xml:id="id14" draw:id="id14" draw:layer="layout" svg:width="5.6cm" svg:height="4.6cm" svg:x="0.4cm" svg:y="6.9cm">
          <text:p text:style-name="P11"><text:span text:style-name="T7">Kasutaja-</text:span><text:span text:style-name="T7"><text:line-break/></text:span><text:span text:style-name="T7">lii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3" draw:id="id13" draw:layer="layout" svg:width="6.6cm" svg:height="4.6cm" svg:x="10.9cm" svg:y="7cm">
          <text:p text:style-name="P13"><text:span text:style-name="T8">Vormi-</text:span></text:p>
          <text:p text:style-name="P13"><text:span text:style-name="T8">sõnastik</text:span></text:p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6cm" svg:y1="9.2cm" svg:x2="10.9cm" svg:y2="9.2cm">
          <text:p/>
        </draw:line>
        <draw:custom-shape draw:style-name="gr5" draw:text-style-name="P12" draw:layer="layout" svg:width="4.1cm" svg:height="2.838cm" svg:x="23.2cm" svg:y="5.162cm">
          <text:p text:style-name="P11"><text:span text:style-name="T9">Programm-</text:span></text:p>
          <text:p text:style-name="P11"><text:span text:style-name="T9">K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4.1cm" svg:height="2.838cm" svg:x="23.2cm" svg:y="8.562cm">
          <text:p text:style-name="P11"><text:span text:style-name="T10">Keele-</text:span></text:p>
          <text:p text:style-name="P11"><text:span text:style-name="T10">tehnoloog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layout" svg:x1="17.5cm" svg:y1="9cm" svg:x2="23.2cm" svg:y2="6.8cm">
          <text:p text:style-name="P13"><text:span text:style-name="T11">Koodi-</text:span></text:p>
          <text:p text:style-name="P13"><text:span text:style-name="T11">generaator</text:span></text:p>
        </draw:line>
        <draw:line draw:style-name="gr12" draw:text-style-name="P15" draw:layer="layout" svg:x1="17.5cm" svg:y1="9cm" svg:x2="23.5cm" svg:y2="9.6cm">
          <text:p text:style-name="P13"><text:span text:style-name="T11">Koodi-</text:span></text:p>
          <text:p text:style-name="P13"><text:span text:style-name="T11">generaator</text:span></text:p>
        </draw:line>
        <draw:connector draw:style-name="gr13" draw:text-style-name="P17" draw:layer="layout" draw:type="curve" draw:line-skew="-0.924cm" svg:x1="14.2cm" svg:y1="7cm" svg:x2="3.2cm" svg:y2="6.9cm" draw:start-shape="id13" draw:start-glue-point="0" draw:end-shape="id14" draw:end-glue-point="4" svg:d="M14200 7000c0-2287-11000-2237-11000-100" svg:viewBox="0 0 11001 1710">
          <text:p text:style-name="P16"><text:span text:style-name="T12">Tüüpsõnade ühtlustamine</text:span></text:p>
          <text:p text:style-name="P16"><text:span text:style-name="T12">käändkondade kaupa</text:span></text:p>
          <text:p text:style-name="P16"><text:span text:style-name="T12"/></text:p>
          <text:p text:style-name="P16"><text:span text:style-name="T12"/></text:p>
          <text:p text:style-name="P16"><text:span text:style-name="T12"/></text:p>
          <text:p text:style-name="P16"><text:span text:style-name="T12"/></text:p>
          <text:p text:style-name="P16"><text:span text:style-name="T12"/></text:p>
        </draw:connector>
        <draw:frame draw:style-name="gr15" draw:text-style-name="P19" draw:layer="layout" svg:width="21.4cm" svg:height="4.027cm" svg:x="5cm" svg:y="16.7cm">
          <draw:text-box>
            <text:p text:style-name="P18"><text:span text:style-name="T4">Muuda sõnavormi – muudad programmkoodi</text:span></text:p>
            <text:p text:style-name="P18"><text:span text:style-name="T4"/></text:p>
            <text:p text:style-name="P18"><text:span text:style-name="T4">Arvutimorfoloogia ei jää toppama arvutilingvisti ta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16" draw:id="id16" draw:layer="layout" svg:width="5.6cm" svg:height="4.6cm" svg:x="0.4cm" svg:y="6.9cm">
          <text:p text:style-name="P2"><text:span text:style-name="T4">Morfoloo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15" draw:start-glue-point="0" draw:end-shape="id16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16" draw:text-style-name="P6" draw:layer="layout" svg:width="0.8cm" svg:height="10cm" draw:transform="rotate (-1.5707963267949) translate (27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9" draw:layer="layout" svg:width="10.6cm" svg:height="5.619cm" svg:x="17.4cm" svg:y="14cm">
          <draw:text-box>
            <text:list text:style-name="L5">
              <text:list-item>
                <text:p>generaator teisendab leksikoni ja tüüpsõnamallid programmkoodi</text:p>
              </text:list-item>
              <text:list-item>
                <text:p>vormisõnastik defineerib <text:span text:style-name="T13">mis</text:span></text:p>
              </text:list-item>
              <text:list-item>
                <text:p><text:span text:style-name="T14">programmkood defineerib </text:span><text:span text:style-name="T13">kuidas</text:span></text:p>
              </text:list-item>
              <text:list-item>
                <text:p><text:span text:style-name="T14">morfoloogia integreeritud:</text:span></text:p>
              </text:list-item>
              <text:list-item>
                <text:p text:style-name="P10"><text:span text:style-name="T15">prog. keelde Grammatical Framework</text:span></text:p>
              </text:list-item>
              <text:list-item>
                <text:p text:style-name="P10"><text:span text:style-name="T15">Giella keeletehnoloogia taristu</text:span></text:p>
              </text:list-item>
              <text:list-item>
                <text:p><text:span text:style-name="T16">generaatoreid võib lisad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18" draw:id="id18" draw:layer="layout" svg:width="5.6cm" svg:height="4.6cm" svg:x="0.4cm" svg:y="6.9cm">
          <text:p text:style-name="P2"><text:span text:style-name="T4">Morfoloo</text:span><text:span text:style-name="T4">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6.6cm" svg:height="4.6cm" svg:x="10.9cm" svg:y="7cm">
          <text:p text:style-name="P2"><text:span text:style-name="T5">Vorm</text:span><text:span text:style-name="T5">i-</text:span></text:p>
          <text:p text:style-name="P2"><text:span text:style-name="T5">sõna</text:span><text:span text:style-name="T5">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17" draw:start-glue-point="0" draw:end-shape="id18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16" draw:text-style-name="P6" draw:layer="layout" svg:width="0.8cm" svg:height="10cm" draw:transform="rotate (-1.5707963267949) translate (27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9" draw:layer="layout" svg:width="10.6cm" svg:height="5.619cm" svg:x="17.4cm" svg:y="14cm">
          <draw:text-box>
            <text:list text:style-name="L5">
              <text:list-item>
                <text:p>generaator teisendab leksikoni ja tüüpsõnamallid programmkoodi</text:p>
              </text:list-item>
              <text:list-item>
                <text:p>vormisõnastik defineerib <text:span text:style-name="T13">mis</text:span></text:p>
              </text:list-item>
              <text:list-item>
                <text:p><text:span text:style-name="T14">programmkood defineerib </text:span><text:span text:style-name="T13">kuidas</text:span></text:p>
              </text:list-item>
              <text:list-item>
                <text:p><text:span text:style-name="T14">morfoloogia integreeritud:</text:span></text:p>
              </text:list-item>
              <text:list-item>
                <text:p text:style-name="P10"><text:span text:style-name="T15">prog. keelde Grammatical Framework</text:span></text:p>
              </text:list-item>
              <text:list-item>
                <text:p text:style-name="P10"><text:span text:style-name="T15">Giella keeletehnoloogia taristu</text:span></text:p>
              </text:list-item>
              <text:list-item>
                <text:p><text:span text:style-name="T16">generaatoreid võib lisada</text:span></text:p>
              </text:list-item>
            </text:list>
          </draw:text-box>
        </draw:frame>
        <draw:custom-shape draw:style-name="gr18" draw:text-style-name="P5" draw:layer="layout" svg:width="4.2cm" svg:height="2.8cm" svg:x="20.8cm" svg:y="0.8cm">
          <text:p text:style-name="P5">vadja-vene </text:p>
          <text:p text:style-name="P5">vestmik</text:p>
          <draw:enhanced-geometry svg:viewBox="0 0 21600 21600" draw:text-areas="800 800 20800 20800" draw:type="round-rectangular-callout" draw:modifiers="21743.965722447 38858.4077115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20" draw:id="id20" draw:layer="layout" svg:width="5.6cm" svg:height="4.6cm" svg:x="0.4cm" svg:y="6.9cm">
          <text:p text:style-name="P2"><text:span text:style-name="T4">Morfoloo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19" draw:start-glue-point="0" draw:end-shape="id20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16" draw:text-style-name="P6" draw:layer="layout" svg:width="0.8cm" svg:height="10cm" draw:transform="rotate (-1.5707963267949) translate (27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9" draw:layer="layout" svg:width="10.6cm" svg:height="5.619cm" svg:x="17.4cm" svg:y="14cm">
          <draw:text-box>
            <text:list text:style-name="L5">
              <text:list-item>
                <text:p>generaator teisendab leksikoni ja tüüpsõnamallid programmkoodi</text:p>
              </text:list-item>
              <text:list-item>
                <text:p>vormisõnastik defineerib <text:span text:style-name="T13">mis</text:span></text:p>
              </text:list-item>
              <text:list-item>
                <text:p><text:span text:style-name="T14">programmkood defineerib </text:span><text:span text:style-name="T13">kuidas</text:span></text:p>
              </text:list-item>
              <text:list-item>
                <text:p><text:span text:style-name="T14">morfoloogia integreeritud:</text:span></text:p>
              </text:list-item>
              <text:list-item>
                <text:p text:style-name="P10"><text:span text:style-name="T15">prog. keelde Grammatical Framework</text:span></text:p>
              </text:list-item>
              <text:list-item>
                <text:p text:style-name="P10"><text:span text:style-name="T15">Giella keeletehnoloogia taristu</text:span></text:p>
              </text:list-item>
              <text:list-item>
                <text:p><text:span text:style-name="T16">generaatoreid võib lisada</text:span></text:p>
              </text:list-item>
            </text:list>
          </draw:text-box>
        </draw:frame>
        <draw:custom-shape draw:style-name="gr18" draw:text-style-name="P5" draw:layer="layout" svg:width="4.2cm" svg:height="2.8cm" svg:x="20.8cm" svg:y="0.8cm">
          <text:p text:style-name="P5">vadja-vene </text:p>
          <text:p text:style-name="P5">vestmik</text:p>
          <draw:enhanced-geometry svg:viewBox="0 0 21600 21600" draw:text-areas="800 800 20800 20800" draw:type="round-rectangular-callout" draw:modifiers="21743.965722447 38858.4077115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4.6cm" svg:height="2.6cm" svg:x="17.2cm" svg:y="8.2cm">
          <text:p text:style-name="P5">analüsaator ja</text:p>
          <text:p text:style-name="P5">süntesaator</text:p>
          <draw:enhanced-geometry svg:viewBox="0 0 21600 21600" draw:text-areas="800 800 20800 20800" draw:type="round-rectangular-callout" draw:modifiers="31327.2766789828 16766.7820069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22" draw:id="id22" draw:layer="layout" svg:width="5.6cm" svg:height="4.6cm" svg:x="0.4cm" svg:y="6.9cm">
          <text:p text:style-name="P2"><text:span text:style-name="T4">Morfoloo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21" draw:start-glue-point="0" draw:end-shape="id22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16" draw:text-style-name="P6" draw:layer="layout" svg:width="0.8cm" svg:height="10cm" draw:transform="rotate (-1.5707963267949) translate (27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9" draw:layer="layout" svg:width="10.6cm" svg:height="5.619cm" svg:x="17.4cm" svg:y="14cm">
          <draw:text-box>
            <text:list text:style-name="L5">
              <text:list-item>
                <text:p>generaator teisendab leksikoni ja tüüpsõnamallid programmkoodi</text:p>
              </text:list-item>
              <text:list-item>
                <text:p>vormisõnastik defineerib <text:span text:style-name="T13">mis</text:span></text:p>
              </text:list-item>
              <text:list-item>
                <text:p><text:span text:style-name="T14">programmkood defineerib </text:span><text:span text:style-name="T13">kuidas</text:span></text:p>
              </text:list-item>
              <text:list-item>
                <text:p><text:span text:style-name="T14">morfoloogia integreeritud:</text:span></text:p>
              </text:list-item>
              <text:list-item>
                <text:p text:style-name="P10"><text:span text:style-name="T15">prog. keelde Grammatical Framework</text:span></text:p>
              </text:list-item>
              <text:list-item>
                <text:p text:style-name="P10"><text:span text:style-name="T15">Giella keeletehnoloogia taristu</text:span></text:p>
              </text:list-item>
              <text:list-item>
                <text:p><text:span text:style-name="T16">generaatoreid võib lisada</text:span></text:p>
              </text:list-item>
            </text:list>
          </draw:text-box>
        </draw:frame>
        <draw:custom-shape draw:style-name="gr18" draw:text-style-name="P5" draw:layer="layout" svg:width="4.2cm" svg:height="2.8cm" svg:x="20.8cm" svg:y="0.8cm">
          <text:p text:style-name="P5">vadja-vene </text:p>
          <text:p text:style-name="P5">vestmik</text:p>
          <draw:enhanced-geometry svg:viewBox="0 0 21600 21600" draw:text-areas="800 800 20800 20800" draw:type="round-rectangular-callout" draw:modifiers="21743.965722447 38858.4077115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4.6cm" svg:height="2.6cm" svg:x="17.2cm" svg:y="8.2cm">
          <text:p text:style-name="P5">analüsaator ja</text:p>
          <text:p text:style-name="P5">süntesaator</text:p>
          <draw:enhanced-geometry svg:viewBox="0 0 21600 21600" draw:text-areas="800 800 20800 20800" draw:type="round-rectangular-callout" draw:modifiers="31327.2766789828 16766.7820069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5" draw:layer="layout" svg:width="4.2cm" svg:height="2.4cm" svg:x="20.6cm" svg:y="12cm">
          <text:p text:style-name="P5">õigekirja-</text:p>
          <text:p text:style-name="P5">kontrollija</text:p>
          <draw:enhanced-geometry svg:viewBox="0 0 21600 21600" draw:text-areas="800 800 20800 20800" draw:type="round-rectangular-callout" draw:modifiers="23240.1809093073 -12198.9171178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ikimisi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gistritöö ülevaade</text:p>
          </draw:text-box>
        </draw:frame>
        <draw:custom-shape draw:style-name="gr2" draw:text-style-name="P3" xml:id="id24" draw:id="id24" draw:layer="layout" svg:width="5.6cm" svg:height="4.6cm" svg:x="0.4cm" svg:y="6.9cm">
          <text:p text:style-name="P2"><text:span text:style-name="T4">Morfoloogia-</text:span><text:span text:style-name="T4"><text:line-break/></text:span><text:span text:style-name="T4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6.6cm" svg:height="4.6cm" svg:x="10.9cm" svg:y="7cm">
          <text:p text:style-name="P2"><text:span text:style-name="T5">Vormi-</text:span></text:p>
          <text:p text:style-name="P2"><text:span text:style-name="T5">sõnasti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9.2cm" svg:x2="10.9cm" svg:y2="9.2cm">
          <text:p text:style-name="P2">Ekstrakt-<text:line-break/>morfoloogia</text:p>
        </draw:line>
        <draw:custom-shape draw:style-name="gr5" draw:text-style-name="P3" draw:layer="layout" svg:width="4.1cm" svg:height="2.838cm" svg:x="23.2cm" svg:y="5.162cm">
          <text:p text:style-name="P2"><text:span text:style-name="T3">G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838cm" svg:x="23.2cm" svg:y="8.562cm">
          <text:p text:style-name="P2"><text:span text:style-name="T6">Gie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5cm" svg:y1="8.4cm" svg:x2="23.2cm" svg:y2="6.8cm">
          <text:p text:style-name="P2">Koodi-</text:p>
          <text:p text:style-name="P2">generaator</text:p>
        </draw:line>
        <draw:line draw:style-name="gr4" draw:text-style-name="P4" draw:layer="layout" svg:x1="17.5cm" svg:y1="9.5cm" svg:x2="23.2cm" svg:y2="10cm">
          <text:p text:style-name="P2">Koodi-</text:p>
          <text:p text:style-name="P2">generaator</text:p>
        </draw:line>
        <draw:connector draw:style-name="gr4" draw:text-style-name="P6" draw:layer="layout" draw:type="curve" draw:line-skew="-0.924cm" svg:x1="14.2cm" svg:y1="7cm" svg:x2="3.2cm" svg:y2="6.9cm" draw:start-shape="id23" draw:start-glue-point="0" draw:end-shape="id24" draw:end-glue-point="4" svg:d="M14200 7000c0-2287-11000-2237-11000-100" svg:viewBox="0 0 11001 1710">
          <text:p text:style-name="P5">Tüüpsõnade ühtlustamine</text:p>
          <text:p text:style-name="P5">käändkondade kaupa</text:p>
          <text:p text:style-name="P5"/>
          <text:p text:style-name="P5"/>
          <text:p text:style-name="P5"/>
          <text:p text:style-name="P5"/>
          <text:p text:style-name="P5"/>
        </draw:connector>
        <draw:custom-shape draw:style-name="gr16" draw:text-style-name="P6" draw:layer="layout" svg:width="0.8cm" svg:height="10cm" draw:transform="rotate (-1.5707963267949) translate (27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9" draw:layer="layout" svg:width="10.6cm" svg:height="5.619cm" svg:x="17.4cm" svg:y="14cm">
          <draw:text-box>
            <text:list text:style-name="L5">
              <text:list-item>
                <text:p>generaator teisendab leksikoni ja tüüpsõnamallid programmkoodi</text:p>
              </text:list-item>
              <text:list-item>
                <text:p>vormisõnastik defineerib <text:span text:style-name="T13">mis</text:span></text:p>
              </text:list-item>
              <text:list-item>
                <text:p><text:span text:style-name="T14">programmkood defineerib </text:span><text:span text:style-name="T13">kuidas</text:span></text:p>
              </text:list-item>
              <text:list-item>
                <text:p><text:span text:style-name="T14">morfoloogia integreeritud:</text:span></text:p>
              </text:list-item>
              <text:list-item>
                <text:p text:style-name="P10"><text:span text:style-name="T15">prog. keelde Grammatical Framework</text:span></text:p>
              </text:list-item>
              <text:list-item>
                <text:p text:style-name="P10"><text:span text:style-name="T15">Giella keeletehnoloogia taristu</text:span></text:p>
              </text:list-item>
              <text:list-item>
                <text:p><text:span text:style-name="T16">generaatoreid võib lisada</text:span></text:p>
              </text:list-item>
            </text:list>
          </draw:text-box>
        </draw:frame>
        <draw:custom-shape draw:style-name="gr18" draw:text-style-name="P5" draw:layer="layout" svg:width="4.2cm" svg:height="2.8cm" svg:x="20.8cm" svg:y="0.8cm">
          <text:p text:style-name="P5">vadja-vene </text:p>
          <text:p text:style-name="P5">vestmik</text:p>
          <draw:enhanced-geometry svg:viewBox="0 0 21600 21600" draw:text-areas="800 800 20800 20800" draw:type="round-rectangular-callout" draw:modifiers="21743.965722447 38858.4077115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4.6cm" svg:height="2.6cm" svg:x="17.2cm" svg:y="8.2cm">
          <text:p text:style-name="P5">analüsaator ja</text:p>
          <text:p text:style-name="P5">süntesaator</text:p>
          <draw:enhanced-geometry svg:viewBox="0 0 21600 21600" draw:text-areas="800 800 20800 20800" draw:type="round-rectangular-callout" draw:modifiers="31327.2766789828 16766.7820069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5" draw:layer="layout" svg:width="4.2cm" svg:height="2.4cm" svg:x="20.6cm" svg:y="12cm">
          <text:p text:style-name="P5">õigekirja-</text:p>
          <text:p text:style-name="P5">kontrollija</text:p>
          <draw:enhanced-geometry svg:viewBox="0 0 21600 21600" draw:text-areas="800 800 20800 20800" draw:type="round-rectangular-callout" draw:modifiers="23240.1809093073 -12198.9171178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6cm" svg:height="3.2cm" svg:x="11.3cm" svg:y="15.2cm">
          <text:p text:style-name="P5"><text:span text:style-name="T4">magistritöö</text:span></text:p>
          <text:p text:style-name="P5"><text:span text:style-name="T4">tabe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4.4cm" svg:y1="11.6cm" svg:x2="14.4cm" svg:y2="15.4cm">
          <text:p text:style-name="P5">Koodi-</text:p>
          <text:p text:style-name="P5">generaator</text:p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ikimi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stritöö eesmärk</text:p>
          </draw:text-box>
        </draw:frame>
        <draw:frame presentation:style-name="pr4" draw:layer="layout" svg:width="25.199cm" svg:height="12.179cm" svg:x="1.4cm" svg:y="4.914cm" presentation:class="outline">
          <draw:text-box>
            <text:p>Luua noomenitega vormisõnastik, mis on:</text:p>
            <text:list text:style-name="L4">
              <text:list-item>
                <text:p>keeleõppes kasutatav</text:p>
              </text:list-item>
              <text:list-item>
                <text:p>automaatselt teisendatav keeletehnoloogiaks</text:p>
              </text:list-item>
              <text:list-item>
                <text:p>täiendatav ilma programmeerimisoskust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ikimi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stritöö eesmärk</text:p>
          </draw:text-box>
        </draw:frame>
        <draw:frame presentation:style-name="pr4" draw:layer="layout" svg:width="25.199cm" svg:height="12.179cm" svg:x="1.4cm" svg:y="4.914cm" presentation:class="outline">
          <draw:text-box>
            <text:p>Luua noomenitega vormisõnastik, mis on:</text:p>
            <text:list text:style-name="L4">
              <text:list-item>
                <text:p>keeleõppes kasutatav</text:p>
              </text:list-item>
              <text:list-item>
                <text:p>automaatselt teisendatav keeletehnoloogiaks</text:p>
              </text:list-item>
              <text:list-item>
                <text:p>täiendatav ilma programmeerimisoskusteta</text:p>
              </text:list-item>
            </text:list>
          </draw:text-box>
        </draw:frame>
        <draw:frame draw:style-name="gr22" draw:text-style-name="P22" draw:layer="layout" svg:width="24cm" svg:height="1.826cm" svg:x="2cm" svg:y="14.8cm">
          <draw:text-box>
            <text:p text:style-name="P21"><text:span text:style-name="T17">Suurõd passibõ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ikimi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kstraktmorfoloogia meetod</text:p>
          </draw:text-box>
        </draw:frame>
        <draw:frame presentation:style-name="pr4" draw:text-style-name="P2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3"><text:span text:style-name="T4">Ahlberg, Malin, Markus Forsberg ja Mans Hulden (2014)</text:span></text:p>
              </text:list-item>
              <text:list-item>
                <text:p text:style-name="P23"><text:span text:style-name="T4">Eraldab (ekstraheerib) käändetabelist tüüpsõnamalli</text:span></text:p>
              </text:list-item>
              <text:list-item>
                <text:p text:style-name="P23"><text:span text:style-name="T4">Tabeli korduvad osad: muutujad e tehniline tüvi</text:span></text:p>
              </text:list-item>
              <text:list-item>
                <text:p text:style-name="P23"><text:span text:style-name="T4">Tüüpsõnamallid on inimloetavad</text:span></text:p>
              </text:list-item>
            </text:list>
          </draw:text-box>
        </draw:frame>
        <draw:frame draw:style-name="standard" draw:layer="layout" svg:width="7.792cm" svg:height="3.785cm" svg:x="2.007cm" svg:y="9.114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4"><text:span text:style-name="T14">Muutvorm</text:span></text:p>
              </table:table-cell>
              <table:table-cell table:style-name="ce2">
                <text:p text:style-name="P25">Morfoloogia</text:p>
              </table:table-cell>
            </table:table-row>
            <table:table-row table:style-name="ro1">
              <table:table-cell table:style-name="ce3">
                <text:p text:style-name="P26"><text:span text:style-name="T18">katto</text:span></text:p>
              </table:table-cell>
              <table:table-cell table:style-name="ce4">
                <text:p text:style-name="P18">SG NOM</text:p>
              </table:table-cell>
            </table:table-row>
            <table:table-row table:style-name="ro1">
              <table:table-cell table:style-name="ce5">
                <text:p text:style-name="P26"><text:span text:style-name="T18">katod</text:span></text:p>
              </table:table-cell>
              <table:table-cell table:style-name="ce6">
                <text:p text:style-name="P18">SG GE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692cm" svg:height="3.787cm" svg:x="14.375cm" svg:y="9.114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1"/>
            <table:table-row table:style-name="ro1" table:default-cell-style-name="ce1">
              <table:table-cell>
                <text:p text:style-name="P24">Tehn. tüvi</text:p>
              </table:table-cell>
              <table:table-cell>
                <text:p text:style-name="P24">Muutv. mall</text:p>
              </table:table-cell>
              <table:table-cell>
                <text:p text:style-name="P24">Morfoloogia</text:p>
              </table:table-cell>
            </table:table-row>
            <table:table-row table:style-name="ro1" table:default-cell-style-name="ce3">
              <table:table-cell>
                <text:p text:style-name="P26"><text:span text:style-name="T19">kat</text:span><text:span text:style-name="T20"> </text:span><text:span text:style-name="T18">t </text:span><text:span text:style-name="T19">o</text:span></text:p>
              </table:table-cell>
              <table:table-cell>
                <text:p text:style-name="P26">x<text:span text:style-name="T21">1</text:span> <text:span text:style-name="T14">t</text:span> x<text:span text:style-name="T21">2</text:span></text:p>
              </table:table-cell>
              <table:table-cell table:style-name="ce4">
                <text:p text:style-name="P18">SG NOM</text:p>
              </table:table-cell>
            </table:table-row>
            <table:table-row table:style-name="ro2" table:default-cell-style-name="ce5">
              <table:table-cell>
                <text:p text:style-name="P26"><text:span text:style-name="T19">kat</text:span><text:span text:style-name="T18"> </text:span><text:span text:style-name="T19">o</text:span><text:span text:style-name="T20"> d</text:span></text:p>
              </table:table-cell>
              <table:table-cell>
                <text:p text:style-name="P26">x<text:span text:style-name="T21">1</text:span> x<text:span text:style-name="T21">2</text:span><text:span text:style-name="T22"> </text:span><text:span text:style-name="T23">d</text:span></text:p>
              </table:table-cell>
              <table:table-cell table:style-name="ce6">
                <text:p text:style-name="P18">SG GEN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3" draw:text-style-name="P5" draw:layer="layout" svg:width="4cm" svg:height="1.6cm" svg:x="10.1cm" svg:y="10.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19" draw:layer="layout" svg:width="3.986cm" svg:height="0.962cm" svg:x="1.6cm" svg:y="14.7cm">
          <draw:text-box>
            <text:p text:style-name="P18">katto(x1, x2)</text:p>
          </draw:text-box>
        </draw:frame>
        <draw:frame draw:style-name="gr24" draw:text-style-name="P5" draw:layer="layout" svg:width="1.999cm" svg:height="0.999cm" svg:x="13.142cm" svg:y="10.1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9" draw:layer="layout" svg:width="3.995cm" svg:height="0.962cm" svg:x="7cm" svg:y="14.7cm">
          <draw:text-box>
            <text:p text:style-name="P18">katto(čiut, o)</text:p>
          </draw:text-box>
        </draw:frame>
        <draw:line draw:style-name="gr25" draw:text-style-name="P6" draw:layer="layout" svg:x1="5.586cm" svg:y1="15.2cm" svg:x2="7cm" svg:y2="15.2cm">
          <text:p/>
        </draw:line>
        <draw:line draw:style-name="gr25" draw:text-style-name="P6" draw:layer="layout" svg:x1="10.2cm" svg:y1="17.8cm" svg:x2="12.2cm" svg:y2="17.8cm">
          <text:p/>
        </draw:line>
        <draw:frame draw:style-name="gr22" draw:text-style-name="P27" draw:layer="layout" svg:width="5cm" svg:height="2.612cm" svg:x="22.6cm" svg:y="16.588cm">
          <draw:text-box>
            <text:p text:style-name="P5"><text:span text:style-name="T24">kattoa</text:span></text:p>
            <text:p text:style-name="P5"><text:span text:style-name="T2">VS</text:span></text:p>
            <text:p text:style-name="P5"><text:span text:style-name="T24">tüttöä</text:span></text:p>
          </draw:text-box>
        </draw:frame>
        <draw:frame draw:style-name="standard" draw:layer="layout" svg:width="11.694cm" svg:height="3.789cm" svg:x="1.776cm" svg:y="16.015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style-name="ce7">
                <text:p text:style-name="P24">Muutv. mall</text:p>
              </table:table-cell>
              <table:table-cell>
                <text:p text:style-name="P24">Tehn. tüvi</text:p>
              </table:table-cell>
              <table:table-cell>
                <text:p text:style-name="P24">Morfoloogia</text:p>
              </table:table-cell>
            </table:table-row>
            <table:table-row table:style-name="ro1">
              <table:table-cell table:style-name="ce8">
                <text:p text:style-name="P26">x<text:span text:style-name="T21">1</text:span> <text:span text:style-name="T14">t</text:span> x<text:span text:style-name="T21">2</text:span></text:p>
              </table:table-cell>
              <table:table-cell table:style-name="ce3">
                <text:p text:style-name="P28"><text:span text:style-name="T25">čiut</text:span><text:span text:style-name="T20"> </text:span><text:span text:style-name="T18">t </text:span><text:span text:style-name="T19">o</text:span></text:p>
              </table:table-cell>
              <table:table-cell table:style-name="ce4">
                <text:p text:style-name="P18">SG NOM</text:p>
              </table:table-cell>
            </table:table-row>
            <table:table-row table:style-name="ro3">
              <table:table-cell table:style-name="ce9">
                <text:p text:style-name="P26">x<text:span text:style-name="T21">1</text:span> x<text:span text:style-name="T21">2</text:span><text:span text:style-name="T22"> </text:span><text:span text:style-name="T23">d</text:span></text:p>
              </table:table-cell>
              <table:table-cell table:style-name="ce5">
                <text:p text:style-name="P28"><text:span text:style-name="T25">čiut</text:span><text:span text:style-name="T18"> </text:span><text:span text:style-name="T19">o</text:span><text:span text:style-name="T20"> d</text:span></text:p>
              </table:table-cell>
              <table:table-cell table:style-name="ce6">
                <text:p text:style-name="P18">SG GE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äitmata_20_ja_20_ilma_20_jooneta_20_objekt" style:display-name="Täitmata ja ilma jooneta objek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Vaikimisi-background" style:family="presentation">
      <style:graphic-properties draw:stroke="none" draw:fill="none"/>
      <style:text-properties style:letter-kerning="true"/>
    </style:style>
    <style:style style:name="Vaikim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ikim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ikimisi-outline1" style:family="presentation">
      <style:graphic-properties draw:stroke="none" draw:fill="none" draw:auto-grow-height="false" draw:fit-to-size="shrink-to-fit">
        <text:list-style style:name="Vaikim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ikimisi-outline2" style:family="presentation" style:parent-style-name="Vaikimisi-outline1">
      <style:paragraph-properties fo:margin-top="0.4cm" fo:margin-bottom="0cm"/>
      <style:text-properties fo:font-size="28pt" style:font-size-asian="28pt" style:font-size-complex="28pt"/>
    </style:style>
    <style:style style:name="Vaikimisi-outline3" style:family="presentation" style:parent-style-name="Vaikimisi-outline2">
      <style:paragraph-properties fo:margin-top="0.3cm" fo:margin-bottom="0cm"/>
      <style:text-properties fo:font-size="24pt" style:font-size-asian="24pt" style:font-size-complex="24pt"/>
    </style:style>
    <style:style style:name="Vaikimisi-outline4" style:family="presentation" style:parent-style-name="Vaikimisi-outline3">
      <style:paragraph-properties fo:margin-top="0.2cm" fo:margin-bottom="0cm"/>
      <style:text-properties fo:font-size="20pt" style:font-size-asian="20pt" style:font-size-complex="20pt"/>
    </style:style>
    <style:style style:name="Vaikimisi-outline5" style:family="presentation" style:parent-style-name="Vaikimisi-outline4">
      <style:paragraph-properties fo:margin-top="0.1cm" fo:margin-bottom="0cm"/>
      <style:text-properties fo:font-size="20pt" style:font-size-asian="20pt" style:font-size-complex="20pt"/>
    </style:style>
    <style:style style:name="Vaikimisi-outline6" style:family="presentation" style:parent-style-name="Vaikimisi-outline5">
      <style:paragraph-properties fo:margin-top="0.1cm" fo:margin-bottom="0cm"/>
      <style:text-properties fo:font-size="20pt" style:font-size-asian="20pt" style:font-size-complex="20pt"/>
    </style:style>
    <style:style style:name="Vaikimisi-outline7" style:family="presentation" style:parent-style-name="Vaikimisi-outline6">
      <style:paragraph-properties fo:margin-top="0.1cm" fo:margin-bottom="0cm"/>
      <style:text-properties fo:font-size="20pt" style:font-size-asian="20pt" style:font-size-complex="20pt"/>
    </style:style>
    <style:style style:name="Vaikimisi-outline8" style:family="presentation" style:parent-style-name="Vaikimisi-outline7">
      <style:paragraph-properties fo:margin-top="0.1cm" fo:margin-bottom="0cm"/>
      <style:text-properties fo:font-size="20pt" style:font-size-asian="20pt" style:font-size-complex="20pt"/>
    </style:style>
    <style:style style:name="Vaikimisi-outline9" style:family="presentation" style:parent-style-name="Vaikimisi-outline8">
      <style:paragraph-properties fo:margin-top="0.1cm" fo:margin-bottom="0cm"/>
      <style:text-properties fo:font-size="20pt" style:font-size-asian="20pt" style:font-size-complex="20pt"/>
    </style:style>
    <style:style style:name="Vaikimisi-subtitle" style:family="presentation">
      <style:graphic-properties draw:stroke="none" draw:fill="none" draw:textarea-vertical-align="middle">
        <text:list-style style:name="Vaikim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ikimisi-title" style:family="presentation">
      <style:graphic-properties draw:stroke="none" draw:fill="none" draw:textarea-vertical-align="middle">
        <text:list-style style:name="Vaikim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ikimisi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ikimisi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ikimi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ikimisi" style:page-layout-name="PM1" draw:style-name="Mdp1">
      <draw:frame presentation:style-name="Vaikimisi-title" draw:layer="backgroundobjects" svg:width="25.199cm" svg:height="3.506cm" svg:x="1.4cm" svg:y="0.837cm" presentation:class="title" presentation:placeholder="true">
        <draw:text-box/>
      </draw:frame>
      <draw:frame presentation:style-name="Vaikimisi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ikimisi-title" draw:layer="backgroundobjects" svg:width="14.848cm" svg:height="11.136cm" svg:x="3.075cm" svg:y="2.257cm" presentation:class="page"/>
        <draw:frame presentation:style-name="Vaikimis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7:54:54.660066776</meta:creation-date>
    <dc:date>2019-06-17T18:31:23.522375029</dc:date>
    <meta:editing-duration>P1DT2H3M38S</meta:editing-duration>
    <meta:editing-cycles>83</meta:editing-cycles>
    <meta:generator>LibreOffice/5.2.7.2$Linux_X86_64 LibreOffice_project/20m0$Build-2</meta:generator>
    <meta:document-statistic meta:object-count="227"/>
  </office:meta>
</office:document-meta>
</file>

<file path=Object 2/content.xml><?xml version="1.0" encoding="utf-8"?>
<math xmlns="http://www.w3.org/1998/Math/MathML" display="block"/>
</file>